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6.037cm" fo:min-width="0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cm" svg:x2="14cm" svg:y2="6cm">
          <text:p/>
        </draw:line>
        <draw:line draw:style-name="gr2" draw:text-style-name="P1" draw:layer="layout" svg:x1="7.6cm" svg:y1="2.9cm" svg:x2="7.6cm" svg:y2="5.9cm">
          <text:p/>
        </draw:line>
        <draw:custom-shape draw:style-name="gr3" draw:text-style-name="P1" draw:layer="layout" svg:width="0.86cm" svg:height="6.633cm" draw:transform="rotate (-1.5707963267949) translate (7.533cm 6.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86cm" svg:height="6.633cm" draw:transform="rotate (-1.5707963267949) translate (14.233cm 6.4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4.5cm" svg:height="1.673cm" svg:x="5.5cm" svg:y="1.8cm">
          <draw:text-box>
            <text:p>Data Analysis</text:p>
          </draw:text-box>
        </draw:frame>
        <draw:frame draw:style-name="gr5" draw:text-style-name="P2" draw:layer="layout" svg:width="2.3cm" svg:height="1cm" svg:x="3.1cm" svg:y="7.5cm">
          <draw:text-box>
            <text:p>before</text:p>
          </draw:text-box>
        </draw:frame>
        <draw:frame draw:style-name="gr6" draw:text-style-name="P2" draw:layer="layout" svg:width="1.9cm" svg:height="0.962cm" svg:x="10.1cm" svg:y="7.6cm">
          <draw:text-box>
            <text:p>af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7-10T18:13:01.635617000</dc:date>
    <meta:editing-duration>PT23M45S</meta:editing-duration>
    <meta:editing-cycles>3</meta:editing-cycles>
    <meta:generator>LibreOffice/5.4.3.2$MacOSX_X86_64 LibreOffice_project/92a7159f7e4af62137622921e809f8546db437e5</meta:generator>
    <meta:document-statistic meta:object-count="7"/>
  </office:meta>
</office:document-meta>
</file>